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ClassLoader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ClassLoaderFactory.create( File pluginDire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luginClassLoaderFactory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ClassLoaderFactory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ClassLoaderFactory.PluginClassLoa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